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</style:style>
    <style:style style:name="P8" style:family="paragraph" style:parent-style-name="Standard">
      <style:paragraph-properties fo:text-align="start" style:justify-single-word="false" style:text-autospace="none"/>
      <style:text-properties fo:font-weight="normal" style:font-weight-asian="normal" style:font-weight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" style:family="text">
      <style:text-properties style:font-name="Arial1" fo:font-size="12pt" style:font-name-asian="Arial1" style:font-size-asian="12pt" style:font-name-complex="Arial1" style:font-size-complex="12pt"/>
    </style:style>
    <style:style style:name="T2" style:family="text"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stema de Gerenciamento de Disciplinas</text:p>
      <text:p text:style-name="P1">Documento de Requisitos</text:p>
      <text:p text:style-name="P3">Junho de 2011</text:p>
      <text:p text:style-name="P3">Atualizado em Julho de 2011</text:p>
      <text:p text:style-name="P3"/>
      <text:p text:style-name="P5">A - VISÃO GERAL DO SISTEMA</text:p>
      <text:p text:style-name="P5"/>
      <text:p text:style-name="P4">O sistema para a Escola Uirapuru consiste basicamente do gerenciamento de cada disciplina lecionada, possibilitando um controle de alunos e professores mais ágil. O sistema deve ainda emitir diversos tipos de relatórios e consultas, possibilitando um melhor gerenciamento das disciplinas oferecidas.</text:p>
      <text:p text:style-name="P4"/>
      <text:p text:style-name="P5">B - REQUISITOS FUNCIONAIS</text:p>
      <text:p text:style-name="P5"/>
      <text:p text:style-name="P2">B1 - Usabilidade</text:p>
      <text:p text:style-name="P5"/>
      <text:p text:style-name="P6">1. O sistema deve permitir a efetivação do usuário para a sua devida área: área para alunos, área para professores e área para o administrador do sistema.</text:p>
      <text:p text:style-name="P7"><text:span text:style-name="T1">2. </text:span><text:span text:style-name="T2">A área do administrador deve permitir a manipulação de dados referentes a professores e alunos, e acesso aos relatórios correspondentes.</text:span></text:p>
      <text:p text:style-name="P6">3. A área do professor deve permitir a manipulação de dados referentes a disciplinas, critérios de avaliação e notas, e acesso aos relatórios correspondentes.</text:p>
      <text:p text:style-name="P6">4. A área do aluno deve permitir apenas o feitio de matrículas e acesso aos relatórios correspondentes.</text:p>
      <text:p text:style-name="P5"/>
      <text:p text:style-name="P2">B2 - Lançamentos diversos</text:p>
      <text:p text:style-name="P2"/>
      <text:p text:style-name="P4">1. O sistema deve permitir a inclusão, alteração e remoção de alunos do sistema, contendo os seguintes atributos: login, senha, endereço e telefone.</text:p>
      <text:p text:style-name="P4">2. O sistema deve permitir a inclusão, alteração e remoção de professores do sistema, contendo os seguintes atributos: login, senha, endereço e telefone.</text:p>
      <text:p text:style-name="P4">3. O sistema deve permitir a inclusão, alteração e remoção de disciplinas do sistema, contendo os seguintes atributos: nome da disciplina e número de notas.</text:p>
      <text:p text:style-name="P4">4. O sistema deve permitir a inclusão, alteração e remoção de critérios de avaliação do sistema, contendo os seguintes atributos: ID da disciplina, nome do critério e peso (de 0 a 100).</text:p>
      <text:p text:style-name="P6">5. O sistema deve permitir a inclusão, alteração e remoção de notas do sistema, contendo os seguintes atributos: ID da Matrícula, ID do critério e nota. Após isso, a nota final de cada matrícula é atualizada.</text:p>
      <text:p text:style-name="P6">6. O sistema deve permitir a inclusão de matrículas do sistema.</text:p>
      <text:p text:style-name="P4"/>
      <text:p text:style-name="P2">B3 - Impressão de diversos tipos de relatórios e consultas</text:p>
      <text:p text:style-name="P4">1. O sistema deve permitir a impressão de uma listagem dos alunos, contendo login, endereço e telefone.</text:p>
      <text:p text:style-name="P7"><text:span text:style-name="T1">2. O sistema deve permitir a impressão de uma listagem dos professores, contendo login, endereço e telefone.</text:span></text:p>
      <text:p text:style-name="P7"><text:span text:style-name="T1">3. O sistema deve permitir a impressão de uma listagem das disciplinas, contendo nome da disciplina, login do professor, endereço e telefone.</text:span></text:p>
      <text:p text:style-name="P8"><text:span text:style-name="T1">4. O sistema deve permitir a impressão para o professor de uma listagem dos critérios de avaliação presentes nas disciplinas, contendo nome da disciplina, nome do critério e peso.</text:span></text:p>
      <text:p text:style-name="P4">5. O sistema deve permitir a impressão para o professor de uma listagem das matrículas <text:soft-page-break/>feitas em suas disciplinas, contendo login do aluno e nome da disciplina.</text:p>
      <text:p text:style-name="P7"><text:span text:style-name="T1">6. O sistema deve permitir a impressão para o professor de uma listagem da quantidade de matrículas feitas em suas disciplinas, contendo nome da disciplina e contagem de matrículas.</text:span></text:p>
      <text:p text:style-name="P7"><text:span text:style-name="T1">7. O sistema deve permitir a impressão para o professor de uma listagem das médias de cada aluno em suas disciplinas, contendo login do aluno, nome da disciplina e nota final.</text:span></text:p>
      <text:p text:style-name="P8"><text:span text:style-name="T1">8. O sistema deve permitir a impressão para o aluno de uma listagem das médias de em suas disciplinas, contendo nome da disciplina e nota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8T00:59:54</meta:creation-date>
    <meta:editing-duration>PT52113H31M44S</meta:editing-duration>
    <meta:generator>BrOffice.org/3.1$Win32 OpenOffice.org_project/310m11$Build-9399</meta:generator>
    <meta:document-statistic meta:table-count="0" meta:image-count="0" meta:object-count="0" meta:page-count="2" meta:paragraph-count="28" meta:word-count="521" meta:character-count="3209"/>
  </office:meta>
</office:document-meta>
</file>